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5.469cm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draw:fill-color="#4e376b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draw:fill-color="#4e376b" draw:textarea-horizontal-align="justify" draw:textarea-vertical-align="middle" draw:auto-grow-height="false" fo:min-height="0.258cm" fo:min-width="0cm"/>
    </style:style>
    <style:style style:name="gr7" style:family="graphic" style:parent-style-name="standard">
      <style:graphic-properties draw:fill-color="#cf3834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fill-color="#cf3834" draw:textarea-horizontal-align="justify" draw:textarea-vertical-align="middle" draw:auto-grow-height="false" fo:min-height="0.258cm" fo:min-width="0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3.056cm"/>
    </style:style>
    <style:style style:name="gr11" style:family="graphic" style:parent-style-name="standard">
      <style:graphic-properties draw:fill-color="#ff8d00" draw:textarea-horizontal-align="justify" draw:textarea-vertical-align="middle" draw:auto-grow-height="false" fo:min-height="0.258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258cm" fo:min-width="0.008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258cm" fo:min-width="0cm"/>
    </style:style>
    <style:style style:name="gr14" style:family="graphic" style:parent-style-name="objectwithoutfill">
      <style:graphic-properties draw:stroke="dash" draw:stroke-dash="Ultrafine_20_Dashed" svg:stroke-width="0.028cm" svg:stroke-color="#999999" draw:marker-start-width="0.242cm" draw:marker-end="Arrow" draw:marker-end-width="0.203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-color="#4e376b"/>
      <style:paragraph-properties fo:text-align="center"/>
    </style:style>
    <style:style style:name="P4" style:family="paragraph">
      <loext:graphic-properties draw:fill-color="#cf3834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8d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34cm" svg:height="0.725cm" svg:x="1.552cm" svg:y="3.323cm">
          <draw:text-box>
            <text:p><text:span text:style-name="T1">S</text:span><text:span text:style-name="T1">e</text:span><text:span text:style-name="T1">e</text:span><text:span text:style-name="T1">d</text:span><text:span text:style-name="T1">1</text:span></text:p>
          </draw:text-box>
        </draw:frame>
        <draw:custom-shape draw:style-name="gr2" draw:text-style-name="P2" draw:layer="layout" svg:width="5.969cm" svg:height="0.508cm" svg:x="3.54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508cm" svg:x="3.794cm" svg:y="3.4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4.429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508cm" svg:x="5.318cm" svg:y="3.4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5.953cm" svg:y="3.4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6.715cm" svg:y="3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8.112cm" svg:y="3.4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0.508cm" svg:height="0.508cm" svg:x="9.001cm" svg:y="3.4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508cm" svg:x="8.62cm" svg:y="3.41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34cm" svg:height="0.725cm" svg:x="1.552cm" svg:y="4.556cm">
          <draw:text-box>
            <text:p><text:span text:style-name="T1">S</text:span><text:span text:style-name="T1">e</text:span><text:span text:style-name="T1">e</text:span><text:span text:style-name="T1">d</text:span><text:span text:style-name="T1">2</text:span></text:p>
          </draw:text-box>
        </draw:frame>
        <draw:custom-shape draw:style-name="gr2" draw:text-style-name="P2" draw:layer="layout" svg:width="5.969cm" svg:height="0.508cm" svg:x="3.54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508cm" svg:x="5.826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6.461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508cm" svg:x="7.35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7.985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8.747cm" svg:y="4.6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0.508cm" svg:height="0.508cm" svg:x="4.429cm" svg:y="4.6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8cm" svg:height="0.508cm" svg:x="5.318cm" svg:y="4.6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381cm" svg:height="0.508cm" svg:x="4.937cm" svg:y="4.68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25cm" svg:height="0.725cm" svg:x="1cm" svg:y="5.99cm">
          <draw:text-box>
            <text:p text:style-name="P5"><text:span text:style-name="T1">N</text:span><text:span text:style-name="T1">u</text:span><text:span text:style-name="T1">l</text:span><text:span text:style-name="T1">l</text:span><text:span text:style-name="T1">S</text:span><text:span text:style-name="T1">e</text:span><text:span text:style-name="T1">e</text:span><text:span text:style-name="T1">d</text:span></text:p>
          </draw:text-box>
        </draw:frame>
        <draw:frame draw:style-name="gr1" draw:text-style-name="P1" draw:layer="layout" svg:width="2.229cm" svg:height="0.725cm" svg:x="1cm" svg:y="7.26cm">
          <draw:text-box>
            <text:p text:style-name="P5"><text:span text:style-name="T1">S</text:span><text:span text:style-name="T1">e</text:span><text:span text:style-name="T1">l</text:span><text:span text:style-name="T1">f</text:span><text:span text:style-name="T1">S</text:span><text:span text:style-name="T1">e</text:span><text:span text:style-name="T1">e</text:span><text:span text:style-name="T1">d</text:span></text:p>
          </draw:text-box>
        </draw:frame>
        <draw:custom-shape draw:style-name="gr9" draw:text-style-name="P6" xml:id="id3" draw:id="id3" draw:layer="layout" svg:width="0.508cm" svg:height="0.508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56cm" svg:height="0.508cm" svg:x="3.54cm" svg:y="7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0.381cm" svg:height="0.508cm" svg:x="5.826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6.461cm" svg:y="7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08cm" svg:height="0.508cm" svg:x="3.794cm" svg:y="7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08cm" svg:height="0.508cm" svg:x="4.683cm" svg:y="7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381cm" svg:height="0.508cm" svg:x="4.302cm" svg:y="7.35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92cm" svg:height="0.727cm" svg:x="7.096cm" svg:y="7.223cm">
          <draw:text-box>
            <text:p><text:span text:style-name="T2">Growing as file</text:span></text:p>
            <text:p><text:span text:style-name="T2">is being written</text:span></text:p>
          </draw:text-box>
        </draw:frame>
        <draw:line draw:style-name="gr14" draw:text-style-name="P10" draw:layer="layout" svg:x1="7.223cm" svg:y1="7.858cm" svg:x2="9.255cm" svg:y2="7.858cm">
          <text:p/>
        </draw:line>
        <draw:custom-shape draw:style-name="gr2" draw:text-style-name="P2" draw:layer="layout" svg:width="5.969cm" svg:height="0.508cm" svg:x="3.54cm" svg:y="9.5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508cm" svg:x="5.826cm" svg:y="9.5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0.508cm" svg:height="0.508cm" svg:x="3.794cm" svg:y="9.5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8cm" svg:height="0.508cm" svg:x="4.683cm" svg:y="9.5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381cm" svg:height="0.508cm" svg:x="4.302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04cm" svg:height="0.725cm" svg:x="1.381cm" svg:y="9.419cm">
          <draw:text-box>
            <text:p text:style-name="P5"><text:span text:style-name="T1">R</text:span><text:span text:style-name="T1">e</text:span><text:span text:style-name="T1">s</text:span><text:span text:style-name="T1">u</text:span><text:span text:style-name="T1">l</text:span><text:span text:style-name="T1">t</text:span></text:p>
          </draw:text-box>
        </draw:frame>
        <draw:custom-shape draw:style-name="gr11" draw:text-style-name="P7" xml:id="id2" draw:id="id2" draw:layer="layout" svg:width="0.381cm" svg:height="0.508cm" svg:x="7.35cm" svg:y="9.5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" draw:id="id4" draw:layer="layout" svg:width="0.508cm" svg:height="0.508cm" svg:x="6.461cm" svg:y="9.509cm">
          <text:p/>
          <draw:enhanced-geometry svg:viewBox="0 0 21600 21600" draw:type="rectangle" draw:enhanced-path="M 0 0 L 21600 0 21600 21600 0 21600 0 0 Z N"/>
        </draw:custom-shape>
        <draw:connector draw:style-name="gr15" draw:text-style-name="P10" draw:layer="layout" draw:type="curve" svg:x1="6.016cm" svg:y1="7.858cm" svg:x2="7.54cm" svg:y2="9.509cm" draw:start-shape="id1" draw:start-glue-point="2" draw:end-shape="id2" draw:end-glue-point="0" svg:d="M6016 7858c0 1239 1524 414 1524 1651" svg:viewBox="0 0 1525 1652">
          <text:p/>
        </draw:connector>
        <draw:connector draw:style-name="gr15" draw:text-style-name="P10" draw:layer="layout" draw:type="curve" draw:line-skew="0.444cm" svg:x1="3.794cm" svg:y1="6.588cm" svg:x2="6.715cm" svg:y2="9.509cm" draw:start-shape="id3" draw:start-glue-point="2" draw:end-shape="id4" draw:end-glue-point="0" svg:d="M3794 6588c0 2857 2921 1397 2921 2921" svg:viewBox="0 0 2922 2922">
          <text:p/>
        </draw:connector>
        <draw:connector draw:style-name="gr15" draw:text-style-name="P10" draw:layer="layout" draw:type="curve" draw:line-skew="-0.179cm" svg:x1="9.509cm" svg:y1="3.667cm" svg:x2="9.255cm" svg:y2="9.763cm" draw:start-shape="id5" draw:start-glue-point="1" draw:end-shape="id6" draw:end-glue-point="1" svg:d="M9509 3667c483 0 610 6096-254 6096" svg:viewBox="0 0 634 6097">
          <text:p/>
        </draw:connector>
        <draw:custom-shape draw:style-name="gr5" draw:text-style-name="P3" draw:layer="layout" svg:width="0.508cm" svg:height="0.508cm" svg:x="7.858cm" svg:y="9.5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0.508cm" svg:height="0.508cm" svg:x="8.747cm" svg:y="9.5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508cm" svg:x="8.366cm" svg:y="9.5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381cm" svg:height="2.286cm" svg:x="10.017cm" svg:y="5.699cm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1" draw:layer="layout" svg:width="2.606cm" svg:height="0.645cm" svg:x="10.366cm" svg:y="6.578cm">
          <draw:text-box>
            <text:p><text:span text:style-name="T3">B</text:span><text:span text:style-name="T3">u</text:span><text:span text:style-name="T3">i</text:span><text:span text:style-name="T3">l</text:span><text:span text:style-name="T3">t</text:span><text:span text:style-name="T3">-</text:span><text:span text:style-name="T3">i</text:span><text:span text:style-name="T3">n</text:span><text:span text:style-name="T3"> </text:span><text:span text:style-name="T3">s</text:span><text:span text:style-name="T3">e</text:span><text:span text:style-name="T3">e</text:span><text:span text:style-name="T3">d</text:span><text:span text:style-name="T3">s</text:span></text:p>
          </draw:text-box>
        </draw:frame>
        <draw:custom-shape draw:style-name="gr16" draw:text-style-name="P10" draw:layer="layout" svg:width="0.381cm" svg:height="2.286cm" svg:x="10.017cm" svg:y="3.2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1" draw:layer="layout" svg:width="2.826cm" svg:height="0.645cm" svg:x="10.366cm" svg:y="4.165cm">
          <draw:text-box>
            <text:p><text:span text:style-name="T3">Extern</text:span><text:span text:style-name="T3">al </text:span><text:span text:style-name="T3">seeds</text:span></text:p>
          </draw:text-box>
        </draw:frame>
        <draw:custom-shape draw:style-name="gr3" draw:text-style-name="P2" draw:layer="layout" svg:width="0.381cm" svg:height="0.508cm" svg:x="3.794cm" svg:y="4.683cm">
          <text:p/>
          <draw:enhanced-geometry svg:viewBox="0 0 21600 21600" draw:type="rectangle" draw:enhanced-path="M 0 0 L 21600 0 21600 21600 0 21600 0 0 Z N"/>
        </draw:custom-shape>
        <draw:connector draw:style-name="gr15" draw:text-style-name="P10" draw:layer="layout" draw:type="curve" svg:x1="4.429cm" svg:y1="4.937cm" svg:x2="3.794cm" svg:y2="9.763cm" draw:start-shape="id7" draw:start-glue-point="3" draw:end-shape="id8" svg:d="M4429 4937c-1704 0-1386 4826-635 4826" svg:viewBox="0 0 1243 4827">
          <text:p/>
        </draw:connector>
        <draw:custom-shape draw:style-name="gr4" draw:text-style-name="P2" draw:layer="layout" svg:width="0.508cm" svg:height="0.508cm" svg:x="7.35cm" svg:y="3.4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7:06:14.886510395</meta:creation-date>
    <dc:date>2018-07-15T17:59:43.679718431</dc:date>
    <meta:editing-duration>PT11M51S</meta:editing-duration>
    <meta:editing-cycles>3</meta:editing-cycles>
    <meta:generator>LibreOffice/6.0.5.2$Linux_X86_64 LibreOffice_project/00$Build-2</meta:generator>
    <meta:document-statistic meta:object-count="52"/>
  </office:meta>
</office:document-meta>
</file>